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4fc1ff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CONTRACT_ADDRESS</text:span> <text:span text:style-name="T2">=</text:span> <text:span text:style-name="T3">'0x5FbDB2315678afecb367f032d93F642f64180aa3'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3:48:48.375862617</meta:creation-date>
    <dc:date>2024-06-05T23:49:28.790070770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64" meta:non-whitespace-character-count="62"/>
    <meta:generator>LibreOffice/7.3.7.2$Linux_X86_64 LibreOffice_project/30$Build-2</meta:generator>
  </office:meta>
</office:document-meta>
</file>